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weight="normal" officeooo:rsid="0012bc2a" officeooo:paragraph-rsid="0012bc2a" style:font-weight-asian="normal" style:font-weight-complex="normal"/>
    </style:style>
    <style:style style:name="P2" style:family="paragraph" style:parent-style-name="Standard" style:master-page-name="Standard">
      <style:paragraph-properties style:page-number="auto"/>
      <style:text-properties fo:font-weight="normal" officeooo:rsid="0012bc2a" officeooo:paragraph-rsid="0012bc2a" style:font-weight-asian="normal" style:font-weight-complex="normal"/>
    </style:style>
    <style:style style:name="T1" style:family="text">
      <style:text-properties fo:language="nl" fo:country="B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Standard"/>
      <text:p text:style-name="Standard"/>
      <text:p text:style-name="Standard"/>
      <text:p text:style-name="Standard"/>
      <text:p text:style-name="Standard"/>
      <text:p text:style-name="Standard"><text:span text:style-name="T1">Online winkel</text:span></text:p>
      <text:p text:style-name="Standard"><text:span text:style-name="T1">Desktop applicatie:</text:span></text:p>
      <text:p text:style-name="Standard"><text:span text:style-name="T1">De applicatie moet prijzen van de winkel moeten kunnen <text:s/>aanpassen, hoeveelheden moeten kunnen aanpassen promoties opstellen nieuwe items aanpassen, Aankopen bekijken</text:span></text:p>
      <text:p text:style-name="Standard"><text:span text:style-name="T1">De web-applicatie:</text:span></text:p>
      <text:p text:style-name="Standard"><text:span text:style-name="T1">De web-Applicatie moet aankopen kunnen maken, informatie over items aanvragen, als een item aangeschaft is moet de applicatie de hoeveelheid kunnen verminderen, en aankopen moeten geannuleerd kunnen worden voor de “afrekening” van de geselecteerde product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 ronsse</meta:initial-creator>
    <meta:editing-cycles>3</meta:editing-cycles>
    <meta:creation-date>2014-11-18T14:38:00</meta:creation-date>
    <dc:date>2014-12-18T15:19:35.511000000</dc:date>
    <meta:editing-duration>PT1H28M48S</meta:editing-duration>
    <meta:generator>LibreOffice/4.3.4.1$Windows_x86 LibreOffice_project/bc356b2f991740509f321d70e4512a6a54c5f243</meta:generator>
    <meta:document-statistic meta:table-count="0" meta:image-count="0" meta:object-count="0" meta:page-count="1" meta:paragraph-count="5" meta:word-count="62" meta:character-count="472" meta:non-whitespace-character-count="41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